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tyle="normal" officeooo:rsid="001a07a3" officeooo:paragraph-rsid="001a07a3" style:font-style-asian="normal" style:font-style-complex="normal"/>
    </style:style>
    <style:style style:name="P2" style:family="paragraph" style:parent-style-name="Standard">
      <style:text-properties style:font-name="Courier 10 Pitch" fo:font-style="normal" officeooo:rsid="001a07a3" officeooo:paragraph-rsid="001e63dc" style:font-style-asian="normal" style:font-style-complex="normal"/>
    </style:style>
    <style:style style:name="P3" style:family="paragraph" style:parent-style-name="Standard">
      <style:text-properties style:font-name="Courier 10 Pitch" fo:font-style="normal" officeooo:rsid="001a07a3" officeooo:paragraph-rsid="002407fe" style:font-style-asian="normal" style:font-style-complex="normal"/>
    </style:style>
    <style:style style:name="P4" style:family="paragraph" style:parent-style-name="Standard">
      <style:text-properties style:font-name="Courier 10 Pitch" fo:font-style="normal" officeooo:rsid="001a07a3" officeooo:paragraph-rsid="0026e109" style:font-style-asian="normal" style:font-style-complex="normal"/>
    </style:style>
    <style:style style:name="P5" style:family="paragraph" style:parent-style-name="Standard">
      <style:text-properties style:font-name="Courier 10 Pitch" fo:font-style="normal" officeooo:rsid="001a52fb" officeooo:paragraph-rsid="001a07a3" style:font-style-asian="normal" style:font-style-complex="normal"/>
    </style:style>
    <style:style style:name="P6" style:family="paragraph" style:parent-style-name="Standard">
      <style:text-properties style:font-name="Courier 10 Pitch" fo:font-style="normal" officeooo:rsid="001b8409" officeooo:paragraph-rsid="001a07a3" style:font-style-asian="normal" style:font-style-complex="normal"/>
    </style:style>
    <style:style style:name="P7" style:family="paragraph" style:parent-style-name="Standard">
      <style:text-properties style:font-name="Courier 10 Pitch" fo:font-style="normal" officeooo:rsid="001cea98" officeooo:paragraph-rsid="001a07a3" style:font-style-asian="normal" style:font-style-complex="normal"/>
    </style:style>
    <style:style style:name="P8" style:family="paragraph" style:parent-style-name="Standard">
      <style:text-properties style:font-name="Courier 10 Pitch" fo:font-style="normal" officeooo:rsid="001e63dc" officeooo:paragraph-rsid="001e63dc" style:font-style-asian="normal" style:font-style-complex="normal"/>
    </style:style>
    <style:style style:name="P9" style:family="paragraph" style:parent-style-name="Standard">
      <style:text-properties style:font-name="Courier 10 Pitch" fo:font-style="normal" officeooo:rsid="002220aa" officeooo:paragraph-rsid="002220aa" style:font-style-asian="normal" style:font-style-complex="normal"/>
    </style:style>
    <style:style style:name="P10" style:family="paragraph" style:parent-style-name="Standard">
      <style:text-properties style:font-name="Courier 10 Pitch" fo:font-style="normal" officeooo:rsid="001ea5d1" officeooo:paragraph-rsid="001ea5d1" style:font-style-asian="normal" style:font-style-complex="normal"/>
    </style:style>
    <style:style style:name="P11" style:family="paragraph" style:parent-style-name="Standard">
      <style:text-properties style:font-name="Courier 10 Pitch" fo:font-style="normal" officeooo:rsid="00209d42" officeooo:paragraph-rsid="00209d42" style:font-style-asian="normal" style:font-style-complex="normal"/>
    </style:style>
    <style:style style:name="P12" style:family="paragraph" style:parent-style-name="Standard">
      <style:text-properties style:font-name="Courier 10 Pitch" fo:font-style="normal" officeooo:rsid="00209d42" officeooo:paragraph-rsid="001f200f" style:font-style-asian="normal" style:font-style-complex="normal"/>
    </style:style>
    <style:style style:name="P13" style:family="paragraph" style:parent-style-name="Standard">
      <style:text-properties style:font-name="Courier 10 Pitch" fo:font-style="normal" officeooo:rsid="00209d42" officeooo:paragraph-rsid="001ea5d1" style:font-style-asian="normal" style:font-style-complex="normal"/>
    </style:style>
    <style:style style:name="P14" style:family="paragraph" style:parent-style-name="Standard">
      <style:text-properties style:font-name="Courier 10 Pitch" fo:font-style="normal" officeooo:rsid="001f200f" officeooo:paragraph-rsid="001f200f" style:font-style-asian="normal" style:font-style-complex="normal"/>
    </style:style>
    <style:style style:name="P15" style:family="paragraph" style:parent-style-name="Standard">
      <style:text-properties style:font-name="Courier 10 Pitch" fo:font-style="normal" officeooo:rsid="00205fb4" officeooo:paragraph-rsid="002167d1" style:font-style-asian="normal" style:font-style-complex="normal"/>
    </style:style>
    <style:style style:name="P16" style:family="paragraph" style:parent-style-name="Standard">
      <style:text-properties style:font-name="Courier 10 Pitch" fo:font-style="normal" officeooo:rsid="002167d1" officeooo:paragraph-rsid="002167d1" style:font-style-asian="normal" style:font-style-complex="normal"/>
    </style:style>
    <style:style style:name="P17" style:family="paragraph" style:parent-style-name="Standard">
      <style:text-properties style:font-name="Courier 10 Pitch" fo:font-style="normal" officeooo:rsid="0024f82c" officeooo:paragraph-rsid="00265c3b" style:font-style-asian="normal" style:font-style-complex="normal"/>
    </style:style>
    <style:style style:name="P18" style:family="paragraph" style:parent-style-name="Standard">
      <style:text-properties style:font-name="Courier 10 Pitch" fo:font-style="normal" officeooo:rsid="00369837" officeooo:paragraph-rsid="00369837" style:font-style-asian="normal" style:font-style-complex="normal"/>
    </style:style>
    <style:style style:name="P19" style:family="paragraph" style:parent-style-name="Standard">
      <style:text-properties style:font-name="Courier 10 Pitch" fo:font-style="normal" officeooo:rsid="0026e109" officeooo:paragraph-rsid="0026e109" style:font-style-asian="normal" style:font-style-complex="normal"/>
    </style:style>
    <style:style style:name="P20" style:family="paragraph" style:parent-style-name="Standard">
      <style:text-properties style:font-name="Courier 10 Pitch" fo:font-style="normal" officeooo:rsid="00374ff6" officeooo:paragraph-rsid="00374ff6" style:font-style-asian="normal" style:font-style-complex="normal"/>
    </style:style>
    <style:style style:name="P21" style:family="paragraph" style:parent-style-name="Standard">
      <style:text-properties style:font-name="Courier 10 Pitch" fo:font-style="normal" officeooo:rsid="00384394" officeooo:paragraph-rsid="00384394" style:font-style-asian="normal" style:font-style-complex="normal"/>
    </style:style>
    <style:style style:name="P22" style:family="paragraph" style:parent-style-name="Standard">
      <style:text-properties style:font-name="Courier 10 Pitch" fo:font-style="normal" officeooo:rsid="003857b8" officeooo:paragraph-rsid="003857b8" style:font-style-asian="normal" style:font-style-complex="normal"/>
    </style:style>
    <style:style style:name="P23" style:family="paragraph" style:parent-style-name="Standard">
      <style:text-properties style:font-name="Courier 10 Pitch" fo:font-style="normal" officeooo:rsid="0038c4c2" officeooo:paragraph-rsid="0038c4c2" style:font-style-asian="normal" style:font-style-complex="normal"/>
    </style:style>
    <style:style style:name="P24" style:family="paragraph" style:parent-style-name="Standard">
      <style:text-properties style:font-name="Courier 10 Pitch" fo:font-style="normal" officeooo:rsid="003aa3f5" officeooo:paragraph-rsid="003aa3f5" style:font-style-asian="normal" style:font-style-complex="normal"/>
    </style:style>
    <style:style style:name="P25" style:family="paragraph" style:parent-style-name="Standard">
      <style:text-properties style:font-name="Courier 10 Pitch" fo:font-style="normal" officeooo:rsid="003e52ef" officeooo:paragraph-rsid="003e52ef" style:font-style-asian="normal" style:font-style-complex="normal"/>
    </style:style>
    <style:style style:name="P26" style:family="paragraph" style:parent-style-name="Standard">
      <style:text-properties style:font-name="Courier 10 Pitch" fo:font-style="normal" officeooo:rsid="003f9b31" officeooo:paragraph-rsid="003f9b31" style:font-style-asian="normal" style:font-style-complex="normal"/>
    </style:style>
    <style:style style:name="P27" style:family="paragraph" style:parent-style-name="Standard">
      <style:text-properties style:font-name="Courier 10 Pitch" fo:font-style="normal" officeooo:rsid="001a07a3" officeooo:paragraph-rsid="001a07a3" fo:background-color="#eeeeee" style:font-style-asian="normal" style:font-style-complex="normal"/>
    </style:style>
    <style:style style:name="P28" style:family="paragraph" style:parent-style-name="Standard">
      <style:text-properties style:font-name="Courier 10 Pitch" fo:font-style="normal" officeooo:rsid="001a07a3" officeooo:paragraph-rsid="0026e109" fo:background-color="#eeeeee" style:font-style-asian="normal" style:font-style-complex="normal"/>
    </style:style>
    <style:style style:name="P29" style:family="paragraph" style:parent-style-name="Standard">
      <style:text-properties style:font-name="Courier 10 Pitch" fo:font-style="normal" officeooo:rsid="0038c4c2" officeooo:paragraph-rsid="0038c4c2" fo:background-color="#eeeeee" style:font-style-asian="normal" style:font-style-complex="normal"/>
    </style:style>
    <style:style style:name="P30" style:family="paragraph" style:parent-style-name="Standard">
      <style:text-properties style:font-name="Courier 10 Pitch" fo:font-style="normal" fo:font-weight="normal" officeooo:rsid="00374ff6" officeooo:paragraph-rsid="00374ff6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Courier 10 Pitch" fo:font-style="normal" fo:font-weight="normal" officeooo:rsid="00384394" officeooo:paragraph-rsid="00384394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Courier 10 Pitch" fo:font-style="normal" fo:font-weight="bold" officeooo:rsid="00384394" officeooo:paragraph-rsid="00384394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font-name="Courier 10 Pitch" fo:font-style="normal" style:text-underline-style="solid" style:text-underline-width="auto" style:text-underline-color="font-color" officeooo:rsid="003aa3f5" officeooo:paragraph-rsid="003aa3f5" style:font-style-asian="normal" style:font-style-complex="normal"/>
    </style:style>
    <style:style style:name="P34" style:family="paragraph" style:parent-style-name="Standard">
      <style:text-properties style:font-name="Courier 10 Pitch" fo:font-style="normal" style:text-underline-style="solid" style:text-underline-width="auto" style:text-underline-color="font-color" fo:font-weight="normal" officeooo:rsid="003aa3f5" officeooo:paragraph-rsid="003aa3f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Courier 10 Pitch" fo:font-style="normal" style:text-underline-style="none" fo:font-weight="normal" officeooo:rsid="003aa3f5" officeooo:paragraph-rsid="003aa3f5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Courier 10 Pitch" fo:font-style="normal" style:text-underline-style="none" fo:font-weight="normal" officeooo:rsid="003aa3f5" officeooo:paragraph-rsid="0041b30e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Courier 10 Pitch" fo:font-style="normal" style:text-underline-style="none" fo:font-weight="normal" officeooo:rsid="003aa3f5" officeooo:paragraph-rsid="0042a017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Courier 10 Pitch" fo:font-style="normal" style:text-underline-style="none" fo:font-weight="normal" officeooo:rsid="003aa3f5" officeooo:paragraph-rsid="0047b3ae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Courier 10 Pitch" fo:font-style="normal" style:text-underline-style="none" fo:font-weight="normal" officeooo:rsid="003aa3f5" officeooo:paragraph-rsid="00498020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Courier 10 Pitch" fo:font-style="normal" style:text-underline-style="none" fo:font-weight="normal" officeooo:rsid="0041b30e" officeooo:paragraph-rsid="0041b30e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Courier 10 Pitch" fo:font-style="normal" style:text-underline-style="none" fo:font-weight="normal" officeooo:rsid="004f04cc" officeooo:paragraph-rsid="004f04cc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Courier 10 Pitch" fo:font-style="normal" style:text-underline-style="none" fo:font-weight="normal" officeooo:rsid="0050789c" officeooo:paragraph-rsid="0050789c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Courier 10 Pitch" fo:font-style="normal" style:text-underline-style="none" fo:font-weight="normal" officeooo:rsid="0050a90d" officeooo:paragraph-rsid="0050a90d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Courier 10 Pitch" fo:font-style="normal" style:text-underline-style="none" fo:font-weight="normal" officeooo:rsid="0050a90d" officeooo:paragraph-rsid="0054aa5f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Courier 10 Pitch" fo:font-style="normal" style:text-underline-style="none" fo:font-weight="normal" officeooo:rsid="0051e0fc" officeooo:paragraph-rsid="0051e0fc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Courier 10 Pitch" fo:font-style="normal" style:text-underline-style="none" fo:font-weight="normal" officeooo:rsid="0056d1f4" officeooo:paragraph-rsid="0056d1f4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font-name="Courier 10 Pitch" fo:font-style="normal" style:text-underline-style="none" fo:font-weight="normal" officeooo:rsid="0056d1f4" officeooo:paragraph-rsid="00535506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font-name="Courier 10 Pitch" fo:font-style="normal" style:text-underline-style="none" fo:font-weight="normal" officeooo:rsid="0059b6a0" officeooo:paragraph-rsid="0056d1f4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font-name="Courier 10 Pitch" fo:font-style="normal" style:text-underline-style="none" fo:font-weight="normal" officeooo:rsid="0059b6a0" officeooo:paragraph-rsid="0059b6a0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Courier 10 Pitch" fo:font-style="normal" style:text-underline-style="none" fo:font-weight="normal" officeooo:rsid="0059b6a0" officeooo:paragraph-rsid="006eda2e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Courier 10 Pitch" fo:font-style="normal" style:text-underline-style="none" fo:font-weight="normal" officeooo:rsid="0059f40a" officeooo:paragraph-rsid="0059f40a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font-name="Courier 10 Pitch" fo:font-style="normal" style:text-underline-style="none" fo:font-weight="normal" officeooo:rsid="005b2f18" officeooo:paragraph-rsid="005b2f18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font-name="Courier 10 Pitch" fo:font-style="normal" style:text-underline-style="none" fo:font-weight="normal" officeooo:rsid="005f0200" officeooo:paragraph-rsid="005f0200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font-name="Courier 10 Pitch" fo:font-style="normal" style:text-underline-style="none" fo:font-weight="normal" officeooo:rsid="004bd633" officeooo:paragraph-rsid="005f0200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font-name="Courier 10 Pitch" fo:font-style="normal" style:text-underline-style="none" fo:font-weight="normal" officeooo:rsid="004bd633" officeooo:paragraph-rsid="00608c33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font-name="Courier 10 Pitch" fo:font-style="normal" style:text-underline-style="none" fo:font-weight="normal" officeooo:rsid="004d5d1c" officeooo:paragraph-rsid="005f0200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font-name="Courier 10 Pitch" fo:font-style="normal" style:text-underline-style="none" fo:font-weight="normal" officeooo:rsid="00608c33" officeooo:paragraph-rsid="00608c33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font-name="Courier 10 Pitch" fo:font-style="normal" style:text-underline-style="none" fo:font-weight="normal" officeooo:rsid="00608c33" officeooo:paragraph-rsid="00615a28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font-name="Courier 10 Pitch" fo:font-style="normal" style:text-underline-style="none" fo:font-weight="normal" officeooo:rsid="00615a28" officeooo:paragraph-rsid="00615a28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font-name="Courier 10 Pitch" fo:font-style="normal" style:text-underline-style="none" fo:font-weight="normal" officeooo:rsid="0061c8aa" officeooo:paragraph-rsid="0061c8aa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font-name="Courier 10 Pitch" fo:font-style="normal" style:text-underline-style="none" fo:font-weight="normal" officeooo:rsid="00630349" officeooo:paragraph-rsid="00630349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font-name="Courier 10 Pitch" fo:font-style="normal" style:text-underline-style="none" fo:font-weight="normal" officeooo:rsid="0063d273" officeooo:paragraph-rsid="0063d273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font-name="Courier 10 Pitch" fo:font-style="normal" style:text-underline-style="none" fo:font-weight="normal" officeooo:rsid="006544a0" officeooo:paragraph-rsid="006544a0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style:font-name="Courier 10 Pitch" fo:font-style="normal" style:text-underline-style="none" fo:font-weight="normal" officeooo:rsid="0066d909" officeooo:paragraph-rsid="005f0200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style:font-name="Courier 10 Pitch" fo:font-style="normal" style:text-underline-style="none" fo:font-weight="normal" officeooo:rsid="0066d909" officeooo:paragraph-rsid="0066d909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style:font-name="Courier 10 Pitch" fo:font-style="normal" style:text-underline-style="none" fo:font-weight="normal" officeooo:rsid="006eda2e" officeooo:paragraph-rsid="006eda2e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style:font-name="Courier 10 Pitch" fo:font-style="normal" style:text-underline-style="none" fo:font-weight="normal" officeooo:rsid="006f94e5" officeooo:paragraph-rsid="006f94e5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style:font-name="Courier 10 Pitch" fo:font-style="normal" style:text-underline-style="none" fo:font-weight="normal" officeooo:rsid="007040db" officeooo:paragraph-rsid="007040db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style:font-name="Courier 10 Pitch" fo:font-style="normal" style:text-underline-style="none" fo:font-weight="normal" officeooo:rsid="00498020" officeooo:paragraph-rsid="0047b3ae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font-name="Courier 10 Pitch" fo:font-style="normal" style:text-underline-style="none" fo:font-weight="normal" officeooo:rsid="0072d0e3" officeooo:paragraph-rsid="0072d0e3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style:font-name="Courier 10 Pitch" fo:font-style="normal" style:text-underline-style="none" fo:font-weight="normal" officeooo:rsid="007317bf" officeooo:paragraph-rsid="007317bf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style:font-name="Courier 10 Pitch" fo:font-style="normal" style:text-underline-style="none" fo:font-weight="bold" officeooo:rsid="003aa3f5" officeooo:paragraph-rsid="0047b3ae" style:font-style-asian="normal" style:font-weight-asian="bold" style:font-style-complex="normal" style:font-weight-complex="bold"/>
    </style:style>
    <style:style style:name="P73" style:family="paragraph" style:parent-style-name="Standard">
      <style:text-properties style:font-name="Courier 10 Pitch" fo:font-style="normal" style:text-underline-style="none" fo:font-weight="bold" officeooo:rsid="003aa3f5" officeooo:paragraph-rsid="00498020" style:font-style-asian="normal" style:font-weight-asian="bold" style:font-style-complex="normal" style:font-weight-complex="bold"/>
    </style:style>
    <style:style style:name="P74" style:family="paragraph" style:parent-style-name="Standard">
      <style:text-properties style:font-name="Courier 10 Pitch" fo:font-style="normal" style:text-underline-style="none" fo:font-weight="bold" officeooo:rsid="0050789c" officeooo:paragraph-rsid="0050789c" style:font-style-asian="normal" style:font-weight-asian="bold" style:font-style-complex="normal" style:font-weight-complex="bold"/>
    </style:style>
    <style:style style:name="P75" style:family="paragraph" style:parent-style-name="Standard">
      <style:text-properties style:font-name="Courier 10 Pitch" fo:font-style="normal" style:text-underline-style="none" fo:font-weight="bold" officeooo:rsid="004d5d1c" officeooo:paragraph-rsid="005f0200" style:font-style-asian="normal" style:font-weight-asian="bold" style:font-style-complex="normal" style:font-weight-complex="bold"/>
    </style:style>
    <style:style style:name="P76" style:family="paragraph" style:parent-style-name="Standard">
      <style:text-properties style:font-name="Courier 10 Pitch" fo:font-style="normal" style:text-underline-style="none" fo:font-weight="bold" officeooo:rsid="007040db" officeooo:paragraph-rsid="007040db" style:font-style-asian="normal" style:font-weight-asian="bold" style:font-style-complex="normal" style:font-weight-complex="bold"/>
    </style:style>
    <style:style style:name="P77" style:family="paragraph" style:parent-style-name="Standard">
      <style:text-properties style:font-name="Courier 10 Pitch" fo:font-style="normal" style:text-underline-style="none" fo:font-weight="bold" officeooo:rsid="0068998b" officeooo:paragraph-rsid="0068998b" style:font-style-asian="normal" style:font-weight-asian="bold" style:font-style-complex="normal" style:font-weight-complex="bold"/>
    </style:style>
    <style:style style:name="P78" style:family="paragraph" style:parent-style-name="Standard">
      <style:text-properties style:font-name="Courier 10 Pitch" fo:font-style="italic" officeooo:rsid="002407fe" officeooo:paragraph-rsid="002407fe" style:font-style-asian="italic" style:font-style-complex="italic"/>
    </style:style>
    <style:style style:name="P79" style:family="paragraph" style:parent-style-name="Standard">
      <style:text-properties style:font-name="Courier 10 Pitch" fo:font-style="italic" officeooo:rsid="002407fe" officeooo:paragraph-rsid="0026e109" style:font-style-asian="italic" style:font-style-complex="italic"/>
    </style:style>
    <style:style style:name="P80" style:family="paragraph" style:parent-style-name="Standard">
      <style:text-properties style:font-name="Courier 10 Pitch" fo:font-style="italic" officeooo:rsid="002407fe" officeooo:paragraph-rsid="001a07a3" style:font-style-asian="italic" style:font-style-complex="italic"/>
    </style:style>
    <style:style style:name="P81" style:family="paragraph" style:parent-style-name="Standard">
      <style:text-properties style:font-name="Courier 10 Pitch" fo:font-style="italic" officeooo:rsid="002c5703" officeooo:paragraph-rsid="002407fe" style:font-style-asian="italic" style:font-style-complex="italic"/>
    </style:style>
    <style:style style:name="P82" style:family="paragraph" style:parent-style-name="Standard">
      <style:text-properties style:font-name="Courier 10 Pitch" fo:font-style="italic" officeooo:rsid="002c5703" officeooo:paragraph-rsid="002dbbde" style:font-style-asian="italic" style:font-style-complex="italic"/>
    </style:style>
    <style:style style:name="P83" style:family="paragraph" style:parent-style-name="Standard">
      <style:text-properties style:font-name="Courier 10 Pitch" fo:font-style="italic" style:text-underline-style="none" fo:font-weight="normal" officeooo:rsid="0041b30e" officeooo:paragraph-rsid="003aa3f5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style:font-name="Courier 10 Pitch" fo:font-style="italic" style:text-underline-style="none" fo:font-weight="normal" officeooo:rsid="0050789c" officeooo:paragraph-rsid="0050789c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style:font-name="Courier 10 Pitch" fo:font-style="italic" style:text-underline-style="none" fo:font-weight="normal" officeooo:rsid="0050a90d" officeooo:paragraph-rsid="0050789c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style:font-name="Courier 10 Pitch" fo:font-style="italic" style:text-underline-style="none" fo:font-weight="normal" officeooo:rsid="0050a90d" officeooo:paragraph-rsid="0050a90d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style:font-name="Courier 10 Pitch" fo:font-style="italic" style:text-underline-style="none" fo:font-weight="normal" officeooo:rsid="0051e0fc" officeooo:paragraph-rsid="0051e0fc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style:font-name="Courier 10 Pitch" fo:font-style="italic" style:text-underline-style="none" fo:font-weight="normal" officeooo:rsid="00535506" officeooo:paragraph-rsid="00535506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style:font-name="Courier 10 Pitch" fo:font-style="italic" style:text-underline-style="none" fo:font-weight="normal" officeooo:rsid="00608c33" officeooo:paragraph-rsid="00608c33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style:font-name="Courier 10 Pitch" fo:font-style="italic" style:text-underline-style="none" fo:font-weight="normal" officeooo:rsid="0061c8aa" officeooo:paragraph-rsid="0061c8aa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style:font-name="Courier 10 Pitch" fo:font-style="italic" style:text-underline-style="none" fo:font-weight="normal" officeooo:rsid="0061c8aa" officeooo:paragraph-rsid="006544a0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style:font-name="Courier 10 Pitch" fo:font-style="italic" style:text-underline-style="none" fo:font-weight="normal" officeooo:rsid="006544a0" officeooo:paragraph-rsid="006544a0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style:font-name="Courier 10 Pitch" fo:font-style="italic" style:text-underline-style="none" fo:font-weight="normal" officeooo:rsid="0068998b" officeooo:paragraph-rsid="006544a0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style:font-name="Courier 10 Pitch" fo:font-style="italic" style:text-underline-style="none" fo:font-weight="normal" officeooo:rsid="0063d273" officeooo:paragraph-rsid="0063d273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style:font-name="Courier 10 Pitch" fo:font-style="italic" style:text-underline-style="none" fo:font-weight="normal" officeooo:rsid="006b3924" officeooo:paragraph-rsid="006b3924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style:font-name="Courier 10 Pitch" fo:font-style="italic" style:text-underline-style="none" fo:font-weight="normal" officeooo:rsid="006b3924" officeooo:paragraph-rsid="006c4f0b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style:font-name="Courier 10 Pitch" fo:font-style="italic" style:text-underline-style="none" fo:font-weight="normal" officeooo:rsid="006b3924" officeooo:paragraph-rsid="006d32e8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style:font-name="Courier 10 Pitch" fo:font-style="italic" style:text-underline-style="none" fo:font-weight="normal" officeooo:rsid="006d32e8" officeooo:paragraph-rsid="006d32e8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style:font-name="Courier 10 Pitch" fo:font-style="italic" style:text-underline-style="none" fo:font-weight="normal" officeooo:rsid="006d9637" officeooo:paragraph-rsid="006d9637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style:font-name="Courier 10 Pitch" fo:font-style="italic" style:text-underline-style="none" fo:font-weight="bold" officeooo:rsid="0050a90d" officeooo:paragraph-rsid="0054aa5f" style:font-style-asian="italic" style:font-weight-asian="bold" style:font-style-complex="italic" style:font-weight-complex="bold"/>
    </style:style>
    <style:style style:name="P101" style:family="paragraph" style:parent-style-name="Standard">
      <style:text-properties style:font-name="Courier 10 Pitch" fo:font-style="italic" style:text-underline-style="none" fo:font-weight="bold" officeooo:rsid="0050a90d" officeooo:paragraph-rsid="0050a90d" style:font-style-asian="italic" style:font-weight-asian="bold" style:font-style-complex="italic" style:font-weight-complex="bold"/>
    </style:style>
    <style:style style:name="P102" style:family="paragraph" style:parent-style-name="Standard">
      <style:text-properties style:font-name="Courier 10 Pitch" fo:font-style="italic" style:text-underline-style="none" fo:font-weight="bold" officeooo:rsid="006544a0" officeooo:paragraph-rsid="006544a0" style:font-style-asian="italic" style:font-weight-asian="bold" style:font-style-complex="italic" style:font-weight-complex="bold"/>
    </style:style>
    <style:style style:name="P103" style:family="paragraph" style:parent-style-name="Standard">
      <style:text-properties style:font-name="Courier 10 Pitch" fo:font-style="italic" style:text-underline-style="none" fo:font-weight="bold" officeooo:rsid="006d32e8" officeooo:paragraph-rsid="006d32e8" style:font-style-asian="italic" style:font-weight-asian="bold" style:font-style-complex="italic" style:font-weight-complex="bold"/>
    </style:style>
    <style:style style:name="P104" style:family="paragraph" style:parent-style-name="Standard">
      <style:text-properties style:font-name="Courier 10 Pitch" fo:font-style="italic" style:text-underline-style="none" fo:font-weight="bold" officeooo:rsid="006b3924" officeooo:paragraph-rsid="006b3924" style:font-style-asian="italic" style:font-weight-asian="bold" style:font-style-complex="italic" style:font-weight-complex="bold"/>
    </style:style>
    <style:style style:name="P105" style:family="paragraph" style:parent-style-name="Standard">
      <style:text-properties style:font-name="Courier 10 Pitch" fo:font-style="italic" style:text-underline-style="none" fo:font-weight="bold" officeooo:rsid="006d9637" officeooo:paragraph-rsid="006d9637" style:font-style-asian="italic" style:font-weight-asian="bold" style:font-style-complex="italic" style:font-weight-complex="bold"/>
    </style:style>
    <style:style style:name="P106" style:family="paragraph" style:parent-style-name="Standard">
      <style:text-properties style:font-name="Courier 10 Pitch" fo:font-style="italic" style:text-underline-style="none" fo:font-weight="bold" officeooo:rsid="006c4f0b" officeooo:paragraph-rsid="006c4f0b" style:font-style-asian="italic" style:font-weight-asian="bold" style:font-style-complex="italic" style:font-weight-complex="bold"/>
    </style:style>
    <style:style style:name="P107" style:family="paragraph" style:parent-style-name="Standard">
      <style:text-properties style:font-name="URW Gothic L" fo:font-style="italic" style:text-underline-style="none" fo:font-weight="normal" officeooo:rsid="005d1b03" officeooo:paragraph-rsid="005d1b03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style:font-name="URW Gothic L" fo:font-style="italic" style:text-underline-style="none" fo:font-weight="normal" officeooo:rsid="005f0200" officeooo:paragraph-rsid="005f0200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urier 10 Pitch" fo:font-style="normal" officeooo:rsid="001ea5d1" officeooo:paragraph-rsid="001ea5d1" style:font-style-asian="normal" style:font-style-complex="normal"/>
    </style:style>
    <style:style style:name="P11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officeooo:rsid="002167d1" officeooo:paragraph-rsid="002167d1" style:font-style-asian="normal" style:font-style-complex="normal"/>
    </style:style>
    <style:style style:name="P11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officeooo:rsid="00369837" officeooo:paragraph-rsid="00369837" style:font-style-asian="normal" style:font-style-complex="normal"/>
    </style:style>
    <style:style style:name="P11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officeooo:rsid="00374ff6" officeooo:paragraph-rsid="00374ff6" style:font-style-asian="normal" style:font-style-complex="normal"/>
    </style:style>
    <style:style style:name="P11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3aa3f5" officeooo:paragraph-rsid="003aa3f5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56d1f4" officeooo:paragraph-rsid="0056d1f4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59b6a0" officeooo:paragraph-rsid="0059b6a0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4f04cc" officeooo:paragraph-rsid="004d5d1c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5f0200" officeooo:paragraph-rsid="005f0200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608c33" officeooo:paragraph-rsid="00608c33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bold" officeooo:rsid="0056d1f4" officeooo:paragraph-rsid="0056d1f4" style:font-style-asian="normal" style:font-weight-asian="bold" style:font-style-complex="normal" style:font-weight-complex="bold"/>
    </style:style>
    <style:style style:name="P120" style:family="paragraph" style:parent-style-name="Standard">
      <style:text-properties style:font-name="Courier 10 Pitch" fo:font-style="normal" style:text-underline-style="none" fo:font-weight="normal" officeooo:rsid="004d5d1c" officeooo:paragraph-rsid="005f0200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style:font-name="Courier 10 Pitch" fo:font-style="normal" style:text-underline-style="none" fo:font-weight="normal" officeooo:rsid="0066d909" officeooo:paragraph-rsid="005f0200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style:font-name="Courier 10 Pitch" fo:font-style="normal" style:text-underline-style="none" fo:font-weight="normal" officeooo:rsid="0061c8aa" officeooo:paragraph-rsid="0061c8aa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style:font-name="Courier 10 Pitch" fo:font-style="normal" style:text-underline-style="none" fo:font-weight="normal" officeooo:rsid="006544a0" officeooo:paragraph-rsid="006544a0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07fe" style:font-style-asian="italic" style:font-style-complex="italic"/>
    </style:style>
    <style:style style:name="T3" style:family="text">
      <style:text-properties fo:font-style="italic" officeooo:rsid="0026e109" style:font-style-asian="italic" style:font-style-complex="italic"/>
    </style:style>
    <style:style style:name="T4" style:family="text">
      <style:text-properties fo:font-style="italic" officeooo:rsid="002c5703" style:font-style-asian="italic" style:font-style-complex="italic"/>
    </style:style>
    <style:style style:name="T5" style:family="text">
      <style:text-properties fo:font-style="italic" officeooo:rsid="0041b30e" style:font-style-asian="italic" style:font-style-complex="italic"/>
    </style:style>
    <style:style style:name="T6" style:family="text">
      <style:text-properties fo:font-style="italic" officeooo:rsid="00442037" style:font-style-asian="italic" style:font-style-complex="italic"/>
    </style:style>
    <style:style style:name="T7" style:family="text">
      <style:text-properties fo:font-style="italic" officeooo:rsid="00498020" style:font-style-asian="italic" style:font-style-complex="italic"/>
    </style:style>
    <style:style style:name="T8" style:family="text">
      <style:text-properties fo:font-style="italic" officeooo:rsid="004b1583" style:font-style-asian="italic" style:font-style-complex="italic"/>
    </style:style>
    <style:style style:name="T9" style:family="text">
      <style:text-properties fo:font-style="italic" officeooo:rsid="0050a90d" style:font-style-asian="italic" style:font-style-complex="italic"/>
    </style:style>
    <style:style style:name="T10" style:family="text">
      <style:text-properties fo:font-style="italic" officeooo:rsid="0054aa5f" style:font-style-asian="italic" style:font-style-complex="italic"/>
    </style:style>
    <style:style style:name="T11" style:family="text">
      <style:text-properties fo:font-style="italic" officeooo:rsid="006544a0" style:font-style-asian="italic" style:font-style-complex="italic"/>
    </style:style>
    <style:style style:name="T12" style:family="text">
      <style:text-properties fo:font-style="italic" officeooo:rsid="0068998b" style:font-style-asian="italic" style:font-style-complex="italic"/>
    </style:style>
    <style:style style:name="T13" style:family="text">
      <style:text-properties fo:font-style="italic" officeooo:rsid="006e7647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41b30e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54aa5f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6544a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68998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6e7647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solid" style:text-underline-width="auto" style:text-underline-color="font-color" officeooo:rsid="00615a28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officeooo:rsid="001e1925"/>
    </style:style>
    <style:style style:name="T23" style:family="text">
      <style:text-properties officeooo:rsid="001a52fb"/>
    </style:style>
    <style:style style:name="T24" style:family="text">
      <style:text-properties officeooo:rsid="0023a723"/>
    </style:style>
    <style:style style:name="T25" style:family="text">
      <style:text-properties officeooo:rsid="001f200f"/>
    </style:style>
    <style:style style:name="T26" style:family="text">
      <style:text-properties officeooo:rsid="00209d42"/>
    </style:style>
    <style:style style:name="T27" style:family="text">
      <style:text-properties officeooo:rsid="002167d1"/>
    </style:style>
    <style:style style:name="T28" style:family="text">
      <style:text-properties officeooo:rsid="002407fe"/>
    </style:style>
    <style:style style:name="T29" style:family="text">
      <style:text-properties officeooo:rsid="00265c3b"/>
    </style:style>
    <style:style style:name="T30" style:family="text">
      <style:text-properties officeooo:rsid="002c5703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41b30e" style:font-weight-asian="bold" style:font-weight-complex="bold"/>
    </style:style>
    <style:style style:name="T33" style:family="text">
      <style:text-properties fo:font-weight="bold" officeooo:rsid="0042a017" style:font-weight-asian="bold" style:font-weight-complex="bold"/>
    </style:style>
    <style:style style:name="T34" style:family="text">
      <style:text-properties fo:font-weight="bold" officeooo:rsid="00442037" style:font-weight-asian="bold" style:font-weight-complex="bold"/>
    </style:style>
    <style:style style:name="T35" style:family="text">
      <style:text-properties fo:font-weight="bold" officeooo:rsid="0047b3ae" style:font-weight-asian="bold" style:font-weight-complex="bold"/>
    </style:style>
    <style:style style:name="T36" style:family="text">
      <style:text-properties fo:font-weight="bold" officeooo:rsid="006c4f0b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47b3ae" style:font-weight-asian="normal" style:font-weight-complex="normal"/>
    </style:style>
    <style:style style:name="T39" style:family="text">
      <style:text-properties fo:font-weight="normal" officeooo:rsid="00498020" style:font-weight-asian="normal" style:font-weight-complex="normal"/>
    </style:style>
    <style:style style:name="T40" style:family="text">
      <style:text-properties fo:font-weight="normal" officeooo:rsid="0066d909" style:font-weight-asian="normal" style:font-weight-complex="normal"/>
    </style:style>
    <style:style style:name="T41" style:family="text">
      <style:text-properties fo:font-weight="normal" officeooo:rsid="006d9637" style:font-weight-asian="normal" style:font-weight-complex="normal"/>
    </style:style>
    <style:style style:name="T42" style:family="text">
      <style:text-properties officeooo:rsid="0038c4c2"/>
    </style:style>
    <style:style style:name="T43" style:family="text">
      <style:text-properties officeooo:rsid="0041b30e"/>
    </style:style>
    <style:style style:name="T44" style:family="text">
      <style:text-properties officeooo:rsid="0042a017"/>
    </style:style>
    <style:style style:name="T45" style:family="text">
      <style:text-properties officeooo:rsid="00442037"/>
    </style:style>
    <style:style style:name="T46" style:family="text">
      <style:text-properties officeooo:rsid="0047b3ae"/>
    </style:style>
    <style:style style:name="T47" style:family="text">
      <style:text-properties officeooo:rsid="00498020"/>
    </style:style>
    <style:style style:name="T48" style:family="text">
      <style:text-properties officeooo:rsid="004d5d1c"/>
    </style:style>
    <style:style style:name="T49" style:family="text">
      <style:text-properties officeooo:rsid="004f04cc"/>
    </style:style>
    <style:style style:name="T50" style:family="text">
      <style:text-properties officeooo:rsid="0057c030"/>
    </style:style>
    <style:style style:name="T51" style:family="text">
      <style:text-properties officeooo:rsid="005f0200"/>
    </style:style>
    <style:style style:name="T52" style:family="text">
      <style:text-properties officeooo:rsid="00615a28"/>
    </style:style>
    <style:style style:name="T53" style:family="text">
      <style:text-properties officeooo:rsid="0066d909"/>
    </style:style>
    <style:style style:name="T54" style:family="text">
      <style:text-properties officeooo:rsid="006b3924"/>
    </style:style>
    <style:style style:name="T55" style:family="text">
      <style:text-properties officeooo:rsid="006c4f0b"/>
    </style:style>
    <style:style style:name="T56" style:family="text">
      <style:text-properties officeooo:rsid="006e7647"/>
    </style:style>
    <style:style style:name="T57" style:family="text">
      <style:text-properties officeooo:rsid="006eda2e"/>
    </style:style>
    <style:style style:name="T58" style:family="text">
      <style:text-properties officeooo:rsid="006eef31"/>
    </style:style>
    <style:style style:name="T59" style:family="text">
      <style:text-properties officeooo:rsid="006f94e5"/>
    </style:style>
    <style:style style:name="T60" style:family="text">
      <style:text-properties officeooo:rsid="006fc463"/>
    </style:style>
    <style:style style:name="T61" style:family="text">
      <style:text-properties officeooo:rsid="007317bf"/>
    </style:style>
    <style:style style:name="T62" style:family="text">
      <style:text-properties officeooo:rsid="007840c6"/>
    </style:style>
    <style:style style:name="T63" style:family="text">
      <style:text-properties officeooo:rsid="007952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rom FHS: <text:span text:style-name="T29">(https://refspecs.linuxfoundation.org/FHS_3.0/fhs/ch04s09.html)</text:span></text:p>
      <text:p text:style-name="P27"><text:s text:c="3"/>/<text:span text:style-name="T28">usr/local</text:span></text:p>
      <text:p text:style-name="P78"><text:tab/><text:tab/>Used as a local software installation directory. Locally </text:p>
      <text:p text:style-name="P78"><text:s text:c="6"/>installed software must be placed in the /usr/local rather </text:p>
      <text:p text:style-name="P78"><text:s/><text:tab/><text:tab/>than /usr unless is being installed to replace or upgrage</text:p>
      <text:p text:style-name="P78"><text:tab/><text:tab/>software in /usr.</text:p>
      <text:p text:style-name="P78"/>
      <text:p text:style-name="P78"><text:s/><text:tab/><text:tab/>Local software should not be overwritten when system software</text:p>
      <text:p text:style-name="P78"><text:tab/><text:tab/>is updated.</text:p>
      <text:p text:style-name="P78"/>
      <text:p text:style-name="P78"/>
      <text:p text:style-name="P3"><text:span text:style-name="T2"><text:tab/></text:span><text:span text:style-name="T30">[!] </text:span><text:span text:style-name="T4">therefore it is subdirectories division due to content:</text:span></text:p>
      <text:p text:style-name="P81"><text:tab/><text:tab/><text:tab/>./bin, ./lib.</text:p>
      <text:p text:style-name="P82"/>
      <text:p text:style-name="P19">(https://refspecs.linuxfoundation.org/FHS_3.0/fhs/ch04s11.html)</text:p>
      <text:p text:style-name="P28"><text:s text:c="3"/>/<text:span text:style-name="T28">usr/share</text:span></text:p>
      <text:p text:style-name="P4"><text:span text:style-name="T2"><text:tab/><text:tab/></text:span><text:span text:style-name="T3">Used for all read-only architecture independent data files.</text:span></text:p>
      <text:p text:style-name="P79"><text:tab/></text:p>
      <text:p text:style-name="P80"/>
      <text:p text:style-name="P80"/>
      <text:p text:style-name="P2"><text:s text:c="3"/>autoconf<text:tab/><text:tab/># “configure.ac” <text:span text:style-name="T22">=&gt; configure </text:span></text:p>
      <text:p text:style-name="P1"><text:s text:c="3"/><text:span text:style-name="T23">automake –add-missing<text:tab/># Makefile.am → from Makefile.in</text:span></text:p>
      <text:p text:style-name="P5"><text:s text:c="3"/>./configure<text:tab/><text:tab/># generate Makefile from Makefile.in</text:p>
      <text:p text:style-name="P5"><text:s text:c="3"/>make<text:tab/><text:tab/><text:tab/># build </text:p>
      <text:p text:style-name="P6"><text:s text:c="3"/>make install<text:tab/># install</text:p>
      <text:p text:style-name="P6"/>
      <text:p text:style-name="P6"/>
      <text:p text:style-name="P6"><text:s text:c="2"/>~darya</text:p>
      <text:p text:style-name="P7"/>
      <text:p text:style-name="P7">/etc/ssh/sshd_config <text:s text:c="5"/></text:p>
      <text:p text:style-name="P5"/>
      <text:p text:style-name="P5"/>
      <text:p text:style-name="P5"/>
      <text:p text:style-name="P8"><text:span text:style-name="T23">&lt;</text:span>Ctrl-R&gt; <text:tab/>reverse search</text:p>
      <text:p text:style-name="P8"/>
      <text:p text:style-name="P9">If package is missing? </text:p>
      <text:p text:style-name="P9"/>
      <text:p text:style-name="P9">apt list &lt;shell_pattern&gt; <text:s text:c="9"/><text:span text:style-name="T24">in the package name</text:span></text:p>
      <text:p text:style-name="P9"><text:s/></text:p>
      <text:p text:style-name="P9">sudo apt search <text:tab/><text:tab/><text:tab/><text:tab/>search in package description</text:p>
      <text:p text:style-name="P8"/>
      <text:p text:style-name="P25">Just find out how prefix is defined.</text:p>
      <text:p text:style-name="P8"/>
      <text:p text:style-name="P26">https://github.com/tmux/tmux</text:p>
      <text:p text:style-name="P8"/>
      <text:p text:style-name="P109"><text:soft-page-break/></text:p>
      <text:p text:style-name="P109"/>
      <text:p text:style-name="P109"/>
      <text:p text:style-name="P109">VIM</text:p>
      <text:p text:style-name="P10"/>
      <text:p text:style-name="P11"/>
      <text:p text:style-name="P10"/>
      <text:p text:style-name="P10">&lt;Ctrl-W&gt;+&lt;W&gt; <text:tab/>jump to the next split</text:p>
      <text:p text:style-name="P10"/>
      <text:p text:style-name="P10">:only</text:p>
      <text:p text:style-name="P10">:<text:span text:style-name="T25">set hls<text:tab/><text:tab/><text:tab/>highlight search</text:span></text:p>
      <text:p text:style-name="P14">:set is ?<text:tab/><text:tab/><text:tab/><text:span text:style-name="T26">Display option status</text:span></text:p>
      <text:p text:style-name="P12">:set is !<text:tab/><text:tab/><text:tab/>Toggle it’s status <text:s text:c="4"/>; <text:s text:c="2"/>true → false; false → :true</text:p>
      <text:p text:style-name="P12">:set nois</text:p>
      <text:p text:style-name="P12">:set nonumber</text:p>
      <text:p text:style-name="P10">:<text:span text:style-name="T26">split</text:span></text:p>
      <text:p text:style-name="P13">:close</text:p>
      <text:p text:style-name="P13">:source $MY..</text:p>
      <text:p text:style-name="P13"/>
      <text:p text:style-name="P10"/>
      <text:p text:style-name="P10">:<text:span text:style-name="T26">h{elp} ‘is’<text:tab/><text:tab/><text:tab/>option help</text:span></text:p>
      <text:p text:style-name="P13">:h d<text:tab/><text:tab/><text:tab/><text:tab/><text:tab/>escape mode help</text:p>
      <text:p text:style-name="P13"/>
      <text:p text:style-name="P14">~/.vimrc</text:p>
      <text:p text:style-name="P14"/>
      <text:p text:style-name="P15">$MYVIMRC<text:tab/></text:p>
      <text:p text:style-name="P15"/>
      <text:p text:style-name="P15"/>
      <text:p text:style-name="P15"/>
      <text:p text:style-name="P110">SYSTEM</text:p>
      <text:p text:style-name="P16"/>
      <text:p text:style-name="P16"/>
      <text:p text:style-name="P16">1 &gt; STDOUT</text:p>
      <text:p text:style-name="P15"><text:span text:style-name="T27">2 &gt; STDERR</text:span><text:tab/></text:p>
      <text:p text:style-name="P15"/>
      <text:p text:style-name="P15"/>
      <text:p text:style-name="P15"/>
      <text:p text:style-name="P111">NETWORKING</text:p>
      <text:p text:style-name="P18"/>
      <text:p text:style-name="P18">netplan(5) → /etc/netplan</text:p>
      <text:p text:style-name="P18"/>
      <text:p text:style-name="P112">SHELL</text:p>
      <text:p text:style-name="P20"/>
      <text:p text:style-name="P22">Shell types:</text:p>
      <text:p text:style-name="P22"><text:soft-page-break/></text:p>
      <text:p text:style-name="P22"><text:s/>Interactive shells:</text:p>
      <text:p text:style-name="P22"/>
      <text:p text:style-name="P22"><text:s text:c="3"/>/bin/login <text:s text:c="3"/>→ /etc/passwd</text:p>
      <text:p text:style-name="P20"/>
      <text:p text:style-name="P22">Who am I? </text:p>
      <text:p text:style-name="P22"/>
      <text:p text:style-name="P22">1. whoami</text:p>
      <text:p text:style-name="P22">2. <text:span text:style-name="T42">$USER</text:span></text:p>
      <text:p text:style-name="P22"/>
      <text:p text:style-name="P22"/>
      <text:p text:style-name="P23"/>
      <text:p text:style-name="P22"/>
      <text:p text:style-name="P22">Environment variables:</text:p>
      <text:p text:style-name="P22"/>
      <text:p text:style-name="P23">To list environments:</text:p>
      <text:p text:style-name="P23"/>
      <text:p text:style-name="P29"><text:s/>$ env <text:s/></text:p>
      <text:p text:style-name="P22"><text:tab/></text:p>
      <text:p text:style-name="P23"/>
      <text:p text:style-name="P23">To set variable:</text:p>
      <text:p text:style-name="P23"/>
      <text:p text:style-name="P23"><text:s/>$ &lt;variable&gt;=&lt;value&gt;</text:p>
      <text:p text:style-name="P23"/>
      <text:p text:style-name="P23">To export to the current environment:</text:p>
      <text:p text:style-name="P23"/>
      <text:p text:style-name="P23"><text:s/>$ </text:p>
      <text:p text:style-name="P23"/>
      <text:p text:style-name="P23"/>
      <text:p text:style-name="P20"/>
      <text:p text:style-name="P33">Shortcuts:</text:p>
      <text:p text:style-name="P24"/>
      <text:p text:style-name="P20">&lt;CTRL&gt;-&lt;<text:span text:style-name="T31">u</text:span><text:span text:style-name="T37">&gt; <text:tab/><text:tab/>delete from cursor to the beginning of the line</text:span></text:p>
      <text:p text:style-name="P20"><text:span text:style-name="T37">&lt;CTRL&gt;-&lt;</text:span><text:span text:style-name="T31">k</text:span><text:span text:style-name="T37">&gt; <text:tab/><text:tab/>delete from cursor to the end of the line</text:span></text:p>
      <text:p text:style-name="P20"><text:span text:style-name="T37">&lt;CTRL&gt;-&lt;</text:span><text:span text:style-name="T31">y</text:span><text:span text:style-name="T37">&gt;<text:tab/><text:tab/>paste what was deleted by last delete command</text:span></text:p>
      <text:p text:style-name="P30"/>
      <text:p text:style-name="P21"><text:span text:style-name="T37">&lt;ALT&gt;-&lt;</text:span><text:span text:style-name="T31">f</text:span><text:span text:style-name="T37">&gt;<text:tab/><text:tab/>jump word </text:span><text:span text:style-name="T31">f</text:span><text:span text:style-name="T37">orward</text:span></text:p>
      <text:p text:style-name="P32"><text:span text:style-name="T37">&lt;ALT&gt;-&lt;</text:span>b<text:span text:style-name="T37">&gt;<text:tab/><text:tab/>jump word </text:span>b<text:span text:style-name="T37">ackwards</text:span></text:p>
      <text:p text:style-name="P31"/>
      <text:p text:style-name="P32"><text:span text:style-name="T37">&lt;ALT&gt;-&lt;</text:span>d<text:span text:style-name="T37">&gt; <text:tab/><text:tab/>delete till end of the word</text:span></text:p>
      <text:p text:style-name="P32"><text:span text:style-name="T37">&lt;CTRL&gt;-&lt;</text:span>w<text:span text:style-name="T37">&gt;<text:tab/><text:tab/>delete till the beginning of the word</text:span></text:p>
      <text:p text:style-name="P34"/>
      <text:p text:style-name="P34"/>
      <text:p text:style-name="P113">TMUX</text:p>
      <text:p text:style-name="P35"/>
      <text:p text:style-name="P35"/>
      <text:p text:style-name="P35"><text:soft-page-break/><text:s/>tmux new-session <text:span text:style-name="T1">-s &lt;session_name&gt; -</text:span><text:span text:style-name="T5">c </text:span></text:p>
      <text:p text:style-name="P39"><text:span text:style-name="T5"><text:s/></text:span><text:span text:style-name="T47">tmux kill-session </text:span><text:span text:style-name="T6">[-t &lt;session_name&gt;] </text:span><text:span text:style-name="T7"># last session by default</text:span></text:p>
      <text:p text:style-name="P35"><text:s/><text:span text:style-name="T45">tmux att</text:span><text:span text:style-name="T8">ach</text:span><text:span text:style-name="T45"> </text:span><text:span text:style-name="T6">[-t &lt;session_name&gt;]</text:span></text:p>
      <text:p text:style-name="P35"><text:s/>tmux ls </text:p>
      <text:p text:style-name="P35"/>
      <text:p text:style-name="P35"/>
      <text:p text:style-name="P35"><text:s/>&lt;Ctrl-B&gt; → <text:s text:c="2"/><text:span text:style-name="T5">COMMAND_PREFIX</text:span></text:p>
      <text:p text:style-name="P83"/>
      <text:p text:style-name="P35"><text:span text:style-name="T5"><text:s text:c="2"/></text:span><text:span text:style-name="T15">“</text:span><text:span text:style-name="T5"><text:tab/><text:tab/></text:span><text:span text:style-name="T51">split window horizontaly</text:span></text:p>
      <text:p text:style-name="P35"><text:s text:c="2"/><text:span text:style-name="T31">%</text:span><text:tab/><text:tab/><text:span text:style-name="T51">split window verticaly</text:span></text:p>
      <text:p text:style-name="P35"/>
      <text:p text:style-name="P35"><text:s text:c="2"/><text:span text:style-name="T32">o<text:tab/><text:tab/></text:span><text:span text:style-name="T43">select next pane</text:span></text:p>
      <text:p text:style-name="P36"><text:s text:c="2"/><text:span text:style-name="T32">q<text:tab/><text:tab/></text:span><text:span text:style-name="T43">display index on panes; then select them by pressing </text:span></text:p>
      <text:p text:style-name="P40"><text:tab/><text:tab/><text:tab/>on corresponding number key</text:p>
      <text:p text:style-name="P36"><text:s text:c="2"/><text:span text:style-name="T33">&lt;space&gt;</text:span><text:span text:style-name="T44"><text:tab/><text:tab/>toggle between different pane structures</text:span></text:p>
      <text:p text:style-name="P36"><text:s text:c="2"/><text:span text:style-name="T33">w<text:tab/><text:tab/></text:span><text:span text:style-name="T44">display windows list</text:span></text:p>
      <text:p text:style-name="P37"><text:s text:c="2"/><text:span text:style-name="T33">s<text:tab/><text:tab/></text:span><text:span text:style-name="T44">display sessions list</text:span></text:p>
      <text:p text:style-name="P37"><text:s text:c="2"/><text:span text:style-name="T34">d<text:tab/><text:tab/></text:span><text:span text:style-name="T45">detach </text:span></text:p>
      <text:p text:style-name="P73"><text:span text:style-name="T39"><text:s text:c="2"/></text:span><text:span text:style-name="T47">c<text:tab/><text:tab/></text:span><text:span text:style-name="T39">create new window</text:span></text:p>
      <text:p text:style-name="P37"><text:s text:c="2"/><text:span text:style-name="T35">n<text:tab/><text:tab/></text:span><text:span text:style-name="T46">next window</text:span></text:p>
      <text:p text:style-name="P38"><text:s text:c="2"/><text:span text:style-name="T35">p<text:tab/><text:tab/></text:span><text:span text:style-name="T46">previous window</text:span></text:p>
      <text:p text:style-name="P38"><text:s text:c="2"/><text:span text:style-name="T49">l</text:span><text:tab/> <text:s text:c="2"/><text:span text:style-name="T49">last window<text:tab/></text:span></text:p>
      <text:p text:style-name="P38"><text:s text:c="2"/><text:span text:style-name="T46">[0-9]<text:tab/>select window by index</text:span></text:p>
      <text:p text:style-name="P72"><text:s text:c="2"/>,<text:tab/><text:tab/><text:span text:style-name="T38">rename pane</text:span></text:p>
      <text:p text:style-name="P72"><text:span text:style-name="T38"><text:s text:c="2"/></text:span><text:span text:style-name="T46">x<text:tab/><text:tab/></text:span><text:span text:style-name="T38">close current </text:span><text:span text:style-name="T39">pane</text:span></text:p>
      <text:p text:style-name="P69"/>
      <text:p text:style-name="P69"/>
      <text:p text:style-name="P70">Accessing command line arguments</text:p>
      <text:p text:style-name="P70"/>
      <text:p text:style-name="P70">ARRAY</text:p>
      <text:p text:style-name="P70"/>
      <text:p text:style-name="P70">CMD[0]</text:p>
      <text:p text:style-name="P70"/>
      <text:p text:style-name="P70">$0 <text:s/>$1 <text:s text:c="2"/>$2</text:p>
      <text:p text:style-name="P70">$@</text:p>
      <text:p text:style-name="P70"/>
      <text:p text:style-name="P70">AWK</text:p>
      <text:p text:style-name="P70"/>
      <text:p text:style-name="P70">awk -F[DELIMITER] “/ADDRESS/ {ACTION}”</text:p>
      <text:p text:style-name="P70"/>
      <text:p text:style-name="P70">awk -<text:span text:style-name="T61">F: ‘/^fish/ {print $1 “\t” $6}’ /etc/passwd</text:span></text:p>
      <text:p text:style-name="P70"/>
      <text:p text:style-name="P71">cut -f[FIELD] -d [DELIMETER] <text:tab/><text:tab/># default “\t”</text:p>
      <text:p text:style-name="P70"/>
      <text:p text:style-name="P70">DELIMITER = WHITESPACE</text:p>
      <text:p text:style-name="P116"/>
      <text:p text:style-name="P41"><text:soft-page-break/></text:p>
      <text:p text:style-name="P41"/>
      <text:p text:style-name="P119">Processes</text:p>
      <text:p text:style-name="P74"/>
      <text:p text:style-name="P74"/>
      <text:p text:style-name="P42">readlink $( ps aux | awk '{ if( $2==1 ) print $11 }' )</text:p>
      <text:p text:style-name="P46"/>
      <text:p text:style-name="P46"/>
      <text:p text:style-name="P46">ip -o a | awk '/^4/ { if ($3 != "inet6" ) print $4 }'</text:p>
      <text:p text:style-name="P46"/>
      <text:p text:style-name="P46"/>
      <text:p text:style-name="P42"><text:s/><text:span text:style-name="T1">systemd</text:span></text:p>
      <text:p text:style-name="P84"/>
      <text:p text:style-name="P84"/>
      <text:p text:style-name="P84">systemctl list-units </text:p>
      <text:p text:style-name="P84"/>
      <text:p text:style-name="P84">to see example service and then </text:p>
      <text:p text:style-name="P42"><text:span text:style-name="T1">systemctl status &lt;service&gt; | grep </text:span><text:span text:style-name="T9">Loaded </text:span></text:p>
      <text:p text:style-name="P85"/>
      <text:p text:style-name="P86">to see where services are living</text:p>
      <text:p text:style-name="P86"/>
      <text:p text:style-name="P86"/>
      <text:p text:style-name="P86">/lib/systemd/system <text:s text:c="4"/>most likely</text:p>
      <text:p text:style-name="P86"/>
      <text:p text:style-name="P43"><text:span text:style-name="T1">systemctl list-unit-files &lt;service&gt; to see if it’s </text:span><text:span text:style-name="T14">enabled</text:span><text:span text:style-name="T1"> or </text:span><text:span text:style-name="T14">not? →</text:span><text:span text:style-name="T16"> </text:span><text:span text:style-name="T10">list of all unit files</text:span></text:p>
      <text:p text:style-name="P44"><text:span text:style-name="T1">systemctl list-unit-files </text:span><text:span text:style-name="T10">&lt;service&gt; - list of all unit files of a <text:tab/>specific &lt;service&gt;</text:span></text:p>
      <text:p text:style-name="P100"><text:s/></text:p>
      <text:p text:style-name="P101"/>
      <text:p text:style-name="P87">apt list “PACKAGE*” </text:p>
      <text:p text:style-name="P87">apt show “PACKAGE”</text:p>
      <text:p text:style-name="P87">apt install </text:p>
      <text:p text:style-name="P87">apt remove </text:p>
      <text:p text:style-name="P45"/>
      <text:p text:style-name="P88">apt list --installed &lt;package&gt; = check if &lt;package&gt; is installed</text:p>
      <text:p text:style-name="P47"/>
      <text:p text:style-name="P47"/>
      <text:p text:style-name="P114">SSH</text:p>
      <text:p text:style-name="P46"/>
      <text:p text:style-name="P46">[!] Dash<text:span text:style-name="T50">a</text:span></text:p>
      <text:p text:style-name="P46"/>
      <text:p text:style-name="P46"/>
      <text:p text:style-name="P46"/>
      <text:p text:style-name="P46"><text:s text:c="3"/></text:p>
      <text:p text:style-name="P48"/>
      <text:p text:style-name="P115"><text:soft-page-break/>SHELL</text:p>
      <text:p text:style-name="P49"/>
      <text:p text:style-name="P49"/>
      <text:p text:style-name="P49"><text:s/>To<text:span text:style-name="T56"> get help on any bash built-in command use:</text:span></text:p>
      <text:p text:style-name="P49"><text:tab/><text:span text:style-name="T19">help </text:span><text:span text:style-name="T13">&lt;built-in&gt;</text:span></text:p>
      <text:p text:style-name="P49"/>
      <text:p text:style-name="P49"><text:s/></text:p>
      <text:p text:style-name="P49"><text:s/><text:span text:style-name="T57">Loops:</text:span></text:p>
      <text:p text:style-name="P49"/>
      <text:p text:style-name="P66"><text:s text:c="7"/>/ заменено</text:p>
      <text:p text:style-name="P66"><text:s text:c="2"/>FOR &lt;variable&gt; <text:s text:c="6"/>[ [ IN [ WORD ... ] ] ; ] DO LIST; DONE</text:p>
      <text:p text:style-name="P49"><text:s text:c="2"/><text:span text:style-name="T57">\ обязательно <text:s text:c="4"/>\ не обязательно</text:span></text:p>
      <text:p text:style-name="P49"/>
      <text:p text:style-name="P49"/>
      <text:p text:style-name="P66"><text:s text:c="2"/>FOR &lt;variable&gt; DO LIST; DONE</text:p>
      <text:p text:style-name="P66"><text:s text:c="2"/>FOR &lt;variable&gt; ; DO LIST; DONE</text:p>
      <text:p text:style-name="P66"><text:s text:c="2"/>FOR &lt;variable&gt; IN ; DO LIST; DONE</text:p>
      <text:p text:style-name="P66"><text:s text:c="2"/>FOR &lt;variable&gt; IN <text:span text:style-name="T58">&lt;WORD&gt;</text:span>; DO <text:span text:style-name="T58">echo $variable</text:span>; DO</text:p>
      <text:p text:style-name="P66"/>
      <text:p text:style-name="P66"/>
      <text:p text:style-name="P49"><text:s text:c="2"/><text:span text:style-name="T60">Before command is executed all the expansions are processed:</text:span></text:p>
      <text:p text:style-name="P49"/>
      <text:p text:style-name="P49"><text:s text:c="2"/><text:span text:style-name="T60">$(command) or <text:s/>`command` will be substituted by command output</text:span></text:p>
      <text:p text:style-name="P49"><text:s text:c="2"/><text:span text:style-name="T60">and further processing will continue</text:span></text:p>
      <text:p text:style-name="P49"><text:s text:c="2"/></text:p>
      <text:p text:style-name="P49"/>
      <text:p text:style-name="P49"/>
      <text:p text:style-name="P49"><text:s text:c="2"/><text:span text:style-name="T59">for variable in list</text:span></text:p>
      <text:p text:style-name="P67"><text:s text:c="2"/>do action</text:p>
      <text:p text:style-name="P67"><text:s text:c="2"/>done</text:p>
      <text:p text:style-name="P67"/>
      <text:p text:style-name="P67"><text:s text:c="2"/>for((i=0; $i -lt 10; ((i++))</text:p>
      <text:p text:style-name="P67"><text:s text:c="3"/></text:p>
      <text:p text:style-name="P67"/>
      <text:p text:style-name="P67"><text:s text:c="2"/></text:p>
      <text:p text:style-name="P49"><text:s text:c="2"/><text:span text:style-name="T59">for(i=0; i&lt;10; i++)</text:span></text:p>
      <text:p text:style-name="P49"><text:tab/><text:tab/><text:span text:style-name="T59">action</text:span></text:p>
      <text:p text:style-name="P49"/>
      <text:p text:style-name="P49"><text:s text:c="2"/><text:span text:style-name="T57">ls [OPTION]... [FILE]...</text:span></text:p>
      <text:p text:style-name="P50"><text:s text:c="2"/></text:p>
      <text:p text:style-name="P50"><text:s text:c="2"/><text:span text:style-name="T57">ls </text:span></text:p>
      <text:p text:style-name="P50"/>
      <text:p text:style-name="P50"/>
      <text:p text:style-name="P49"><text:s/><text:span text:style-name="T54">File Descriptors:</text:span></text:p>
      <text:p text:style-name="P49"/>
      <text:p text:style-name="P49"><text:tab/><text:span text:style-name="T54">1<text:tab/><text:tab/>STDOUT</text:span></text:p>
      <text:p text:style-name="P49"><text:soft-page-break/><text:tab/><text:span text:style-name="T54">2<text:tab/><text:tab/>STDERR</text:span></text:p>
      <text:p text:style-name="P49"><text:s text:c="2"/></text:p>
      <text:p text:style-name="P49"/>
      <text:p text:style-name="P49"/>
      <text:p text:style-name="P52">Login (Interactive)</text:p>
      <text:p text:style-name="P52"><text:s text:c="3"/>/etc/profile <text:s text:c="3"/>(/etc/bash.bashrc /etc/profile.d)</text:p>
      <text:p text:style-name="P52"><text:s text:c="2"/>~/.bash_profile ~/.bash_login ~/.profile</text:p>
      <text:p text:style-name="P49"/>
      <text:p text:style-name="P49">$$<text:tab/><text:tab/>process name <text:s text:c="2"/>${$} <text:s text:c="2"/></text:p>
      <text:p text:style-name="P49"/>
      <text:p text:style-name="P49"/>
      <text:p text:style-name="P51">PS1</text:p>
      <text:p text:style-name="P49"/>
      <text:p text:style-name="P51"><text:a xlink:type="simple" xlink:href="https://ss64.com/bash/syntax-prompt.html" text:style-name="Internet_20_link" text:visited-style-name="Visited_20_Internet_20_Link">https://ss64.com/bash/syntax-prompt.html</text:a></text:p>
      <text:p text:style-name="P51"/>
      <text:p text:style-name="P51"/>
      <text:p text:style-name="P51"/>
      <text:p text:style-name="P76">s/<text:span text:style-name="T37">pattern/string/[flag]</text:span></text:p>
      <text:p text:style-name="P68"/>
      <text:p text:style-name="P68"><text:s/>Flags:</text:p>
      <text:p text:style-name="P76"><text:span text:style-name="T37"><text:tab/></text:span><text:span text:style-name="T1">g<text:tab/><text:tab/><text:tab/></text:span><text:span text:style-name="T21">global</text:span></text:p>
      <text:p text:style-name="P118"/>
      <text:p text:style-name="P118">VIM</text:p>
      <text:p text:style-name="P55"/>
      <text:p text:style-name="P57"><text:span text:style-name="T14">COMMAND MODE</text:span><text:tab/><text:tab/><text:span text:style-name="T1">default mode</text:span></text:p>
      <text:p text:style-name="P104">INSERT MODE<text:tab/><text:tab/><text:tab/><text:span text:style-name="T41">i</text:span></text:p>
      <text:p text:style-name="P104">VISUAL MODE<text:tab/><text:tab/><text:tab/><text:span text:style-name="T41">v</text:span></text:p>
      <text:p text:style-name="P95"/>
      <text:p text:style-name="P103"/>
      <text:p text:style-name="P103"><text:s/>H <text:s text:c="5"/>J <text:s text:c="5"/>K <text:s text:c="5"/>L</text:p>
      <text:p text:style-name="P98">left <text:s text:c="2"/>down <text:s text:c="2"/>up <text:s text:c="3"/>left</text:p>
      <text:p text:style-name="P98"/>
      <text:p text:style-name="P98"/>
      <text:p text:style-name="P97">Command mode commands are without prefix (just a key press):</text:p>
      <text:p text:style-name="P95"/>
      <text:p text:style-name="P95"><text:s/><text:span text:style-name="T31">w</text:span></text:p>
      <text:p text:style-name="P95"><text:s/><text:span text:style-name="T31">0<text:tab/><text:tab/><text:tab/><text:tab/></text:span>jump to the start of the line</text:p>
      <text:p text:style-name="P96"><text:s/><text:span text:style-name="T31">^<text:tab/><text:tab/><text:tab/><text:tab/></text:span><text:span text:style-name="T55">jump to the first printable character</text:span></text:p>
      <text:p text:style-name="P96"><text:span text:style-name="T36"><text:s/></text:span><text:span text:style-name="T55">N</text:span><text:span text:style-name="T31">$</text:span></text:p>
      <text:p text:style-name="P96"><text:span text:style-name="T31"><text:s/></text:span><text:span text:style-name="T36">i <text:s text:c="9"/>enter INSERT mode before current character</text:span></text:p>
      <text:p text:style-name="P106"><text:s/>I<text:tab/><text:tab/><text:tab/> <text:s/><text:tab/>enter INSERT mode before current character</text:p>
      <text:p text:style-name="P95"><text:s/><text:span text:style-name="T31">a<text:tab/><text:tab/><text:tab/> <text:s text:c="2"/></text:span><text:span text:style-name="T55">enter to the INSERT after character</text:span></text:p>
      <text:p text:style-name="P96"><text:span text:style-name="T31"><text:s/>A <text:tab/> <text:s text:c="4"/></text:span><text:span text:style-name="T55">enter INSERT mode at the end of the line</text:span></text:p>
      <text:p text:style-name="P95"/>
      <text:p text:style-name="P95">Command line commands are starting from <text:span text:style-name="T31">“:”</text:span></text:p>
      <text:p text:style-name="P104"/>
      <text:p text:style-name="P104"><text:soft-page-break/><text:s/>:</text:p>
      <text:p text:style-name="P89"/>
      <text:p text:style-name="P89">:help pattern</text:p>
      <text:p text:style-name="P89"/>
      <text:p text:style-name="P89">:[range]co[py] {address}</text:p>
      <text:p text:style-name="P89">:{line} <text:s text:c="2"/></text:p>
      <text:p text:style-name="P89"/>
      <text:p text:style-name="P89"/>
      <text:p text:style-name="P89">0 <text:s text:c="3"/>zero line <text:s text:c="2"/>(will jump to the line number 1)</text:p>
      <text:p text:style-name="P89">$<text:tab/> <text:s/>last line in the file</text:p>
      <text:p text:style-name="P89">.<text:tab/><text:tab/>current line</text:p>
      <text:p text:style-name="P89"><text:span text:style-name="T31">gg</text:span><text:tab/><text:tab/><text:tab/>jump to the first line</text:p>
      <text:p text:style-name="P89"><text:span text:style-name="T31">G</text:span><text:tab/><text:tab/><text:tab/>jump to the last line</text:p>
      <text:p text:style-name="P89"/>
      <text:p text:style-name="P89">Range:</text:p>
      <text:p text:style-name="P89"><text:s/>:Start</text:p>
      <text:p text:style-name="P89"><text:s/>:Start,End</text:p>
      <text:p text:style-name="P57"><text:span text:style-name="T1"><text:s/>:. <text:s/></text:span><text:span text:style-name="T20">default</text:span></text:p>
      <text:p text:style-name="P55"/>
      <text:p text:style-name="P58"/>
      <text:p text:style-name="P59">[count]&gt;&gt;</text:p>
      <text:p text:style-name="P59">shift [count] lines one ‘shiftwidth’ rightwards</text:p>
      <text:p text:style-name="P59"><text:tab/><text:tab/><text:tab/><text:tab/><text:tab/><text:tab/><text:tab/><text:tab/><text:tab/><text:span text:style-name="T31">8 spaces</text:span></text:p>
      <text:p text:style-name="P59"/>
      <text:p text:style-name="P105">OPTIONS</text:p>
      <text:p text:style-name="P105"><text:s/></text:p>
      <text:p text:style-name="P99">All the options has a default value.</text:p>
      <text:p text:style-name="P99"/>
      <text:p text:style-name="P99"/>
      <text:p text:style-name="P105">T<text:span text:style-name="T37">o get a value of the current option</text:span></text:p>
      <text:p text:style-name="P99"><text:s text:c="3"/>:set &lt;option&gt; ?</text:p>
      <text:p text:style-name="P99"/>
      <text:p text:style-name="P99"/>
      <text:p text:style-name="P105"><text:s/>‘<text:span text:style-name="T37">ruler’</text:span></text:p>
      <text:p text:style-name="P99"/>
      <text:p text:style-name="P99"/>
      <text:p text:style-name="P59">‘option’ <text:s text:c="2"/>if in single quotes</text:p>
      <text:p text:style-name="P59"/>
      <text:p text:style-name="P55">:<text:span text:style-name="T52">echo &amp;nu</text:span></text:p>
      <text:p text:style-name="P55">:<text:span text:style-name="T52">let &amp;nu=1</text:span></text:p>
      <text:p text:style-name="P55"/>
      <text:p text:style-name="P59">vimtutor</text:p>
      <text:p text:style-name="P55"/>
      <text:p text:style-name="P107"/>
      <text:p text:style-name="P107">Scripting, getting started! Whooohoo!</text:p>
      <text:p text:style-name="P107"/>
      <text:p text:style-name="P117"><text:soft-page-break/>SCRIPTING</text:p>
      <text:p text:style-name="P54"/>
      <text:p text:style-name="P108">Text processing and manipulation</text:p>
      <text:p text:style-name="P108"/>
      <text:p text:style-name="P53">grep -i ‘^if’ </text:p>
      <text:p text:style-name="P54">grep -w <text:tab/><text:tab/># ‘\&lt;word\&gt;’ <text:s text:c="2"/>word boundary<text:span text:style-name="T48">s</text:span></text:p>
      <text:p text:style-name="P56">cut -f1 -d “ “<text:tab/><text:tab/># dasha, write description!</text:p>
      <text:p text:style-name="P56"/>
      <text:p text:style-name="P63">Shell globs:</text:p>
      <text:p text:style-name="P56"/>
      <text:p text:style-name="P56"><text:span text:style-name="T31">* <text:s text:c="3"/></text:span><text:span text:style-name="T53">zero or more characters</text:span></text:p>
      <text:p text:style-name="P75">? <text:s text:c="3"/><text:span text:style-name="T40">one character</text:span></text:p>
      <text:p text:style-name="P64"/>
      <text:p text:style-name="P65">[123]</text:p>
      <text:p text:style-name="P65">[0-9]<text:tab/><text:tab/><text:span text:style-name="T63">same as ‘0123456789’</text:span></text:p>
      <text:p text:style-name="P64"/>
      <text:p text:style-name="P56"/>
      <text:p text:style-name="P60">Regular expressions:</text:p>
      <text:p text:style-name="P60"/>
      <text:p text:style-name="P102">Anchors</text:p>
      <text:p text:style-name="P60"><text:s text:c="3"/><text:span text:style-name="T14">^<text:tab/><text:tab/><text:tab/></text:span><text:span text:style-name="T1">beginning of the line</text:span></text:p>
      <text:p text:style-name="P90"><text:s text:c="3"/>$<text:tab/><text:tab/><text:tab/>end of the line<text:tab/></text:p>
      <text:p text:style-name="P60"><text:span text:style-name="T1"><text:s text:c="3"/></text:span><text:span text:style-name="T17">\&lt;<text:tab/><text:tab/><text:tab/></text:span><text:span text:style-name="T11">character is at the word boundary</text:span></text:p>
      <text:p text:style-name="P92"><text:s text:c="3"/>\&gt; <text:tab/><text:tab/>character is at the word boundary</text:p>
      <text:p text:style-name="P90"/>
      <text:p text:style-name="P90"/>
      <text:p text:style-name="P63">Character specification: </text:p>
      <text:p text:style-name="P92"/>
      <text:p text:style-name="P92"><text:s text:c="2"/>CHAR<text:tab/><text:tab/>literally</text:p>
      <text:p text:style-name="P63"><text:span text:style-name="T1"><text:s text:c="2"/></text:span><text:span text:style-name="T14">. <text:s text:c="7"/></text:span><text:span text:style-name="T18"><text:s/></text:span><text:span text:style-name="T12">any character</text:span></text:p>
      <text:p text:style-name="P93"/>
      <text:p text:style-name="P92"><text:s text:c="2"/>[[:number:]]</text:p>
      <text:p text:style-name="P92"/>
      <text:p text:style-name="P91"><text:s text:c="2"/>[…]<text:tab/><text:tab/><text:tab/>range</text:p>
      <text:p text:style-name="P92"/>
      <text:p text:style-name="P92">Character repetition:</text:p>
      <text:p text:style-name="P90"/>
      <text:p text:style-name="P60"><text:span text:style-name="T1"><text:s text:c="2"/></text:span><text:span text:style-name="T11">CHAR</text:span><text:span text:style-name="T17">*<text:tab/><text:tab/><text:tab/></text:span><text:span text:style-name="T11">character repeats </text:span><text:span text:style-name="T17">zero</text:span><text:span text:style-name="T11"> or more times</text:span></text:p>
      <text:p text:style-name="P60"><text:span text:style-name="T17"><text:s text:c="2"/></text:span><text:span text:style-name="T11">CHAR\+<text:tab/><text:tab/><text:tab/></text:span><text:span text:style-name="T12">character repeats </text:span><text:span text:style-name="T18">one </text:span><text:span text:style-name="T12">or more times</text:span></text:p>
      <text:p text:style-name="P60"><text:span text:style-name="T11"><text:s text:c="2"/>CHAR\?<text:tab/><text:tab/><text:tab/></text:span><text:span text:style-name="T12">Character repeats </text:span><text:span text:style-name="T18">zero </text:span><text:span text:style-name="T12">or </text:span><text:span text:style-name="T18">one </text:span><text:span text:style-name="T12">times</text:span></text:p>
      <text:p text:style-name="P90"><text:s text:c="2"/></text:p>
      <text:p text:style-name="P94">[0-9a-ZA-Z_]</text:p>
      <text:p text:style-name="P94"/>
      <text:p text:style-name="P94"/>
      <text:p text:style-name="P94"/>
      <text:p text:style-name="P61">QUOTES!!!</text:p>
      <text:p text:style-name="P61"><text:soft-page-break/></text:p>
      <text:p text:style-name="P61">‘’<text:tab/><text:tab/><text:tab/>no expansion happens</text:p>
      <text:p text:style-name="P61">“”<text:tab/><text:tab/><text:tab/>expands varialbe</text:p>
      <text:p text:style-name="P61"/>
      <text:p text:style-name="P62">For example:</text:p>
      <text:p text:style-name="P62"/>
      <text:p text:style-name="P62">seq 0 10 <text:s text:c="3"/>will produce output with the lines</text:p>
      <text:p text:style-name="P62">echo $( seq 0 10 )<text:tab/><text:tab/>will substitute new lines by spaces</text:p>
      <text:p text:style-name="P62"/>
      <text:p text:style-name="P62"/>
      <text:p text:style-name="P77">TO get help on the bash buil-in commands:</text:p>
      <text:p text:style-name="P77"><text:s text:c="2"/></text:p>
      <text:p text:style-name="P77">help &lt;command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7:06:52.853396643</meta:creation-date>
    <dc:date>2019-11-04T08:30:23.976992233</dc:date>
    <meta:editing-duration>P1DT20H9M3S</meta:editing-duration>
    <meta:editing-cycles>49</meta:editing-cycles>
    <meta:generator>LibreOffice/5.1.6.2$Linux_X86_64 LibreOffice_project/10m0$Build-2</meta:generator>
    <meta:document-statistic meta:table-count="0" meta:image-count="0" meta:object-count="0" meta:page-count="10" meta:paragraph-count="242" meta:word-count="938" meta:character-count="6102" meta:non-whitespace-character-count="4915"/>
  </office:meta>
</office:document-meta>
</file>